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Basic/Standard/Module1.xml"/>
  <manifest:file-entry manifest:media-type=""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Courier New" svg:font-family="'Courier New'" style:font-family-generic="modern" style:font-pitch="fixed"/>
    <style:font-face style:name="DejaVu Sans Mono" svg:font-family="'DejaVu Sans Mono'" style:font-family-generic="modern" style:font-pitch="fixed"/>
    <style:font-face style:name="Garuda" svg:font-family="Garuda" style:font-adornments="Bold" style:font-pitch="variable"/>
    <style:font-face style:name="Garuda1" svg:font-family="Garuda" style:font-adornments="Oblique" style:font-pitch="variable"/>
    <style:font-face style:name="Lucida Sans Unicode" svg:font-family="'Lucida Sans Unicode'" style:font-pitch="variable"/>
    <style:font-face style:name="Tahoma" svg:font-family="Tahoma"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er">
      <style:paragraph-properties fo:margin-left="0cm" fo:margin-right="0cm" fo:text-indent="0cm" style:auto-text-indent="false"/>
      <style:text-properties fo:font-size="10pt" fo:font-style="italic" style:font-size-asian="10pt" style:font-style-asian="italic" style:font-size-complex="10pt" style:font-style-complex="italic"/>
    </style:style>
    <style:style style:name="P2" style:family="paragraph" style:parent-style-name="Footer">
      <style:paragraph-properties fo:margin-left="0cm" fo:margin-right="0cm" fo:text-indent="0cm" style:auto-text-indent="false"/>
    </style:style>
    <style:style style:name="P3" style:family="paragraph" style:parent-style-name="Subtitle">
      <style:paragraph-properties fo:margin-left="0cm" fo:margin-right="0cm" fo:text-indent="0cm" style:auto-text-indent="fals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Text_20_body" style:list-style-name="L1"/>
    <style:style style:name="P6" style:family="paragraph" style:parent-style-name="Heading_20_1">
      <style:paragraph-properties fo:margin-left="0cm" fo:margin-right="0cm" fo:text-indent="0cm" style:auto-text-indent="false"/>
    </style:style>
    <style:style style:name="P7" style:family="paragraph" style:parent-style-name="Heading_20_1">
      <style:paragraph-properties fo:break-before="page"/>
    </style:style>
    <style:style style:name="T1" style:family="text">
      <style:text-properties fo:font-size="10pt" fo:font-style="italic" style:font-size-asian="10pt" style:font-style-asian="italic" style:font-size-complex="10pt" style:font-style-complex="italic"/>
    </style:style>
    <style:style style:name="T2"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office:automatic-styles>
  <office:body>
    <office:text text:use-soft-page-breaks="true">
      <office:forms form:automatic-focus="false" form:apply-design-mode="false"/>
      <text:variable-decls>
        <text:variable-decl office:value-type="string" text:name="Program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Title"><text:variable-set text:name="ProgramName" office:value-type="string">wxDebuggy</text:variable-set>: Drawing Circuits</text:p>
      <text:p text:style-name="P3">Visualizing Verilog Code<text:line-break/>by<text:line-break/>Martin McGranaghan<text:line-break/></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 <text:a xlink:type="simple" xlink:href="#1.About wxDebuggy|outline" text:style-name="Internet_20_link" text:visited-style-name="Internet_20_link">About wxDebuggy</text:a><text:tab/>1</text:p>
        </text:index-body>
      </text:table-of-content>
      <text:p text:style-name="Text_20_body"/>
      <text:p text:style-name="Text_20_body"/>
      <text:h text:style-name="P6" text:outline-level="1">About <text:variable-get text:name="ProgramName" office:value-type="string">wxDebuggy</text:variable-get></text:h>
      <text:p text:style-name="Text_20_body"><text:variable-get text:name="ProgramName" office:value-type="string">wxDebuggy</text:variable-get> is a Verilog viewer written in wxPython. It is inspired by Novas' excellent “Debussy” (now “Verdi”) tool, which basically does the same thing only better and with licenses and for money.</text:p>
      <text:p text:style-name="Text_20_body">So this software will read in a hierarchical Verilog design and allow the user to traverse the design, drawing a circuit diagram for the module at the current hierarchy level.<text:line-break/></text:p>
      <text:p text:style-name="Standard"/>
      <text:h text:style-name="P7" text:outline-level="1">Overview</text:h>
      <text:p text:style-name="Text_20_body">How is a computer instructed to take a Verilog description of a circuit and from it generate a nice circuit diagram? This document describes how <text:variable-get text:name="ProgramName" office:value-type="string">wxDebuggy</text:variable-get> does it.</text:p>
      <text:p text:style-name="Text_20_body">Determine where to place the blocks (be they pins, logic clouds or instantiations of other modules), and to draw the connections between them. The constraint of a 'nice' schematic implies <text:s/>that signal flow is from left to right and wires are routed orthogonally with a minimum of crossovers.</text:p>
      <text:p text:style-name="Text_20_body">Luckily, there is a branch of mathematics dealing with these kind of problems, known as 'Graph Theory'. Graph Theory deals with nodes and edges, which translate in this application to blocks and wires. More specifically, we're going to draw a layered graph.</text:p>
      <text:p text:style-name="Text_20_body">Then we need a nice algorithm to place and route the graph we get.</text:p>
      <text:p text:style-name="Text_20_body">The basic steps might be:</text:p>
      <text:list xml:id="list620029575" text:style-name="L1">
        <text:list-item>
          <text:p text:style-name="P5">Parse Verilog file</text:p>
        </text:list-item>
        <text:list-item>
          <text:p text:style-name="P5">Extract the ports, modules and the circuit connections</text:p>
        </text:list-item>
        <text:list-item>
          <text:p text:style-name="P5">Figure out how to order the drawing of the circuit:</text:p>
          <text:list>
            <text:list-item>
              <text:p text:style-name="P5">Signal flow from left to right</text:p>
            </text:list-item>
            <text:list-item>
              <text:p text:style-name="P5">Order blocks in columns </text:p>
            </text:list-item>
            <text:list-item>
              <text:p text:style-name="P5">Order blocks within columns to reduce crossover counts</text:p>
            </text:list-item>
            <text:list-item>
              <text:p text:style-name="P5">Draw nets – watch out for overdrawing</text:p>
            </text:list-item>
          </text:list>
        </text:list-item>
        <text:list-item>
          <text:p text:style-name="P5">Display on screen, allow zooming etc.</text:p>
        </text:list-item>
      </text:list>
      <text:h text:style-name="P7" text:outline-level="1">Recipe for a Schematic</text:h>
      <text:p text:style-name="Text_20_body">Take one parsed module. Extract the instantiations and the nets, these are the nodes and edges of <text:s/>the circuit's graph.</text:p>
      <text:p text:style-name="Text_20_body">For the schematics to look nice, the circuit graph is now layered. This means sorting the instantiations into columns which reflect the signal flow. In graph theory, the diagrams are usually drawn from top to bottom, but for circuits, the norm is to draw them from left to right. Circuit pins are placed on the edge of the drawing, so the leftmost column contains only input pins, and the rightmost column only output pins.</text:p>
      <text:p text:style-name="Text_20_body">After layering the circuit, the next task is to determine the order of the block in each column. This ordering goes a long way to determine the amount of net crossovers the circuit diagram is going to have. As the placement of the blocks in each column is intimately related to the overall crossover count, I decided to use the EGB algorithm to place and route the schematic in the same step. Most traditional methods have separate placement and routing stages – EGB argue that combining these stages leads to more pleasing layouts. <text:s/>And <text:variable-get text:name="ProgramName" office:value-type="string">wxDebuggy</text:variable-get> is all about the pleasing layouts.</text:p>
      <text:p text:style-name="Text_20_body">The EGB algorithm is found in the paper “<text:span text:style-name="T2">Orthogonal Circuit Visualization Improved by Merging the Placement and Routing Phases</text:span>”. <text:s/>The original paper in this field is the seminal Sugiyama paper, which the EGB is somewhat based upon (is this true?). As in most of the layout algorithms, reducing the net (edge) crossover count is the goal. And as in Sugiyama, edges that span more than one column have fake nodes added, and the algorithm need only consider the routing between two layers.</text:p>
      <text:p text:style-name="Text_20_body">Sifting and Reordering are the main phases in the EGB algorithm, and both are necessarily heuristic methods due to the size of the search space involved. <text:s/>Sifting finds the routing with the minimum crossovers between two fixed layers. Reordering finds the best arrangement of the blocks within the columns to reduce the total number of crossovers.</text:p>
      <text:p text:style-name="Text_20_body">Extended Sugiyama. Ports are given ranks...</text:p>
      <text:h text:style-name="P7" text:outline-level="1">Data Transformation</text:h>
      <text:p text:style-name="Text_20_body">The circuit data gets transformed as it is consumed by the viewing program.</text:p>
      <text:h text:style-name="Heading_20_2" text:outline-level="2">Verilog in a File</text:h>
      <text:p text:style-name="Text_20_body">In the beginning was the verilog in a bunch of text files. So the first thing the program has to do is to read in these text files and extract the circuit from them. </text:p>
      <text:p text:style-name="Text_20_body">To extract the circuit from the files a Verilog parser is needed, as well as agreement on how the program should store the circuit in its memory. </text:p>
      <text:h text:style-name="Heading_20_2" text:outline-level="2">Circuit Data Structure</text:h>
      <text:p text:style-name="Text_20_body">Instantiations of OOP objects that correspond to the things in the circuit – modules, ports and nets. And then procedural blocks, part-selects and some other things that I haven't got to yet.</text:p>
      <text:p text:style-name="Text_20_body">It's important to note that I'm thinking of keeping the entire circuit in memory here. Or maybe write it to a SQLite database. I haven't decided this yet, but for the moment – the entire hierarchical circuit is stored in memory.</text:p>
      <text:p text:style-name="Text_20_body">What about hierarchy? Connections?</text:p>
      <text:h text:style-name="Heading_20_2" text:outline-level="2">Circuit as a Graph</text:h>
      <text:p text:style-name="Text_20_body"/>
      <text:h text:style-name="Heading_20_2" text:outline-level="2">Circuit as a Drawing</text:h>
      <text:h text:style-name="P7" text:outline-level="1">Open Questions</text:h>
      <text:p text:style-name="Text_20_body">Although I'm concentrating on getting nice drawings of a circuit at the minute, there are a few places I'm considering taking this program. Here are some ideas.</text:p>
      <text:h text:style-name="Heading_20_2" text:outline-level="2">Use SQLite?</text:h>
      <text:p text:style-name="Text_20_body">Will be querying the database a lot anyway.</text:p>
      <text:h text:style-name="Heading_20_2" text:outline-level="2">Web Browser Based?</text:h>
      <text:p text:style-name="Text_20_body">It's the future, after all. HTML5 canvas. Easy embedding of circuits in documentation. Might have to port to Javascript? Or maybe it's a web service, google-app engine or something?</text:p>
      <text:h text:style-name="Heading_20_2" text:outline-level="2">SCM Integration?</text:h>
      <text:p text:style-name="Text_20_body">“Show me what the design looked like at this tag”. Visual diffs between versions?</text:p>
      <text:h text:style-name="Heading_20_2" text:outline-level="2">Source Code Navigation</text:h>
      <text:p text:style-name="Text_20_body">It's often nice to see the Verilog that corresponds to a certain circuit feature. How am I going to do thi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Courier New" svg:font-family="'Courier New'" style:font-family-generic="modern" style:font-pitch="fixed"/>
    <style:font-face style:name="DejaVu Sans Mono" svg:font-family="'DejaVu Sans Mono'" style:font-family-generic="modern" style:font-pitch="fixed"/>
    <style:font-face style:name="Garuda" svg:font-family="Garuda" style:font-adornments="Bold" style:font-pitch="variable"/>
    <style:font-face style:name="Garuda1" svg:font-family="Garuda" style:font-adornments="Oblique" style:font-pitch="variable"/>
    <style:font-face style:name="Lucida Sans Unicode" svg:font-family="'Lucida Sans Unicode'" style:font-pitch="variable"/>
    <style:font-face style:name="Tahoma" svg:font-family="Tahoma"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3cm" fo:text-indent="0.499cm" style:auto-text-indent="false"/>
    </style:style>
    <style:style style:name="Text_20_body" style:display-name="Text body" style:family="paragraph" style:parent-style-name="Standard" style:class="text">
      <style:paragraph-properties fo:margin-top="0cm" fo:margin-bottom="0.212cm"/>
      <style:text-properties style:font-name="DejaVu Serif"/>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padding="0cm" fo:border="none" style:shadow="none"/>
      <style:text-properties style:font-name="Garuda"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Garuda1" fo:font-size="14pt" fo:font-style="oblique"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style:shadow="none"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fo:padding="0.049cm" fo:border="0.035cm solid #000000" style:shadow="#808080 0.079cm 0.079cm"/>
      <style:text-properties style:font-name="Garuda"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master-page-name="">
      <style:paragraph-properties fo:margin-top="0cm" fo:margin-bottom="0cm" fo:keep-together="auto" style:page-number="auto" fo:background-color="#cccccc" fo:padding="0.049cm" fo:border="0.018cm solid #000000" style:shadow="none" fo:keep-with-next="auto">
        <style:background-image/>
      </style:paragraph-properties>
      <style:text-properties style:font-name="DejaVu Sans Mono" fo:font-size="10pt" style:font-name-asian="DejaVu Sans Mono" style:font-size-asian="10pt" style:font-name-complex="DejaVu Sans Mono" style:font-size-complex="10pt"/>
    </style:style>
    <style:style style:name="Figure" style:family="paragraph" style:parent-style-name="Illustration"/>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Teletype" style:family="text">
      <style:text-properties style:font-name="Courier New" fo:font-size="10pt" style:font-name-asian="Courier New" style:font-name-complex="Courier New"/>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text-properties fo:font-size="10pt" fo:font-style="italic" style:font-size-asian="10pt" style:font-style-asian="italic" style:font-size-complex="10pt" style:font-style-complex="italic"/>
    </style:style>
    <style:style style:name="MP2" style:family="paragraph" style:parent-style-name="Footer">
      <style:paragraph-properties fo:margin-left="0cm" fo:margin-right="0cm" fo:text-indent="0cm" style:auto-text-indent="false"/>
    </style:style>
    <style:style style:name="MT1"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text:date style:data-style-name="N80" text:date-value="2012-03-23T21:43:56.99">23. Mar. 2012</text:date></text:p>
      </style:header>
      <style:footer>
        <text:p text:style-name="MP2"><text:tab/><text:tab/><text:span text:style-name="MT1">Page </text:span><text:span text:style-name="MT1"><text:page-number text:select-page="current">5</text:page-number></text:span><text:span text:style-name="MT1"> of </text:span><text:span text:style-name="MT1"><text:page-count>5</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06-06-07T20:50:01</meta:creation-date>
    <dc:creator>Harnesser </dc:creator>
    <dc:date>2012-03-23T21:43:57</dc:date>
    <dc:language>en-US</dc:language>
    <meta:editing-cycles>113</meta:editing-cycles>
    <meta:editing-duration>PT1158H34M37S</meta:editing-duration>
    <meta:document-statistic meta:table-count="0" meta:image-count="0" meta:object-count="0" meta:page-count="5" meta:paragraph-count="51" meta:word-count="924" meta:character-count="5322"/>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REM  *****  BASIC  *****

Sub Main

End Sub


sub InsertProgramName
rem ----------------------------------------------------------------------
rem define variables
dim document   as object
dim dispatcher as object
rem ----------------------------------------------------------------------
rem get access to the document
document   = ThisComponent.CurrentController.Frame
dispatcher = createUnoService("com.sun.star.frame.DispatchHelper")

rem ----------------------------------------------------------------------
dim args1(5) as new com.sun.star.beans.PropertyValue
args1(0).Name = "Type"
args1(0).Value = 9
args1(1).Name = "SubType"
args1(1).Value = 0
args1(2).Name = "Name"
args1(2).Value = "ProgramName"
args1(3).Name = "Content"
args1(3).Value = ""
args1(4).Name = "Format"
args1(4).Value = 0
args1(5).Name = "Separator"
args1(5).Value = " "

dispatcher.executeDispatch(document, ".uno:InsertField", "", 0, args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